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officeooo:paragraph-rsid="00054bf5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054bf5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054bf5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italic" officeooo:paragraph-rsid="00054bf5" style:font-size-asian="16pt" style:font-style-asian="italic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fo:language="uk" fo:country="UA" officeooo:rsid="0006585b" officeooo:paragraph-rsid="00054bf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language="uk" fo:country="UA" officeooo:rsid="00046ccd" officeooo:paragraph-rsid="00054bf5" style:font-size-asian="12pt" style:font-size-complex="12pt"/>
    </style:style>
    <style:style style:name="P7" style:family="paragraph" style:parent-style-name="Standard">
      <style:text-properties style:font-name="Times New Roman1" fo:font-size="12pt" fo:language="ru" fo:country="RU" officeooo:rsid="00046ccd" officeooo:paragraph-rsid="00054bf5" style:font-size-asian="12pt" style:font-size-complex="12pt"/>
    </style:style>
    <style:style style:name="P8" style:family="paragraph" style:parent-style-name="Standard">
      <style:paragraph-properties fo:margin-left="10.16cm" fo:margin-right="0cm" fo:margin-top="0cm" fo:margin-bottom="0.176cm" loext:contextual-spacing="false" fo:text-align="justify" style:justify-single-word="false" fo:text-indent="0.991cm" style:auto-text-indent="false"/>
      <style:text-properties style:font-name="Times New Roman" fo:font-size="16pt" fo:language="ru" fo:country="RU" fo:font-weight="bold" officeooo:paragraph-rsid="00054bf5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10.16cm" fo:margin-right="0cm" fo:margin-top="0cm" fo:margin-bottom="0.176cm" loext:contextual-spacing="false" fo:text-align="justify" style:justify-single-word="false" fo:text-indent="0.991cm" style:auto-text-indent="false"/>
      <style:text-properties style:font-name="Times New Roman" fo:font-size="14pt" fo:language="ru" fo:country="RU" officeooo:paragraph-rsid="00054bf5" style:font-size-asian="14pt" style:font-size-complex="14pt"/>
    </style:style>
    <style:style style:name="P10" style:family="paragraph" style:parent-style-name="Standard">
      <style:paragraph-properties fo:margin-left="10.16cm" fo:margin-right="0cm" fo:margin-top="0cm" fo:margin-bottom="0.176cm" loext:contextual-spacing="false" fo:text-align="justify" style:justify-single-word="false" fo:text-indent="0.991cm" style:auto-text-indent="false"/>
      <style:text-properties style:font-name="Times New Roman" fo:font-size="14pt" fo:language="uk" fo:country="UA" officeooo:rsid="00130114" officeooo:paragraph-rsid="00054bf5" style:font-size-asian="14pt" style:font-size-complex="14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text-line-through-style="none" style:text-line-through-type="none" style:font-name="0" fo:font-size="14pt" fo:letter-spacing="normal" fo:language="ru" fo:country="RU" fo:font-style="normal" fo:font-weight="normal" officeooo:paragraph-rsid="00054bf5" style:letter-kerning="false" style:font-size-asian="14pt" style:font-style-asian="normal" style:font-weight-asian="normal" style:font-size-complex="16pt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 fo:padding="0cm" fo:border="none"/>
      <style:text-properties fo:color="#000000" style:text-line-through-style="none" style:text-line-through-type="none" style:font-name="Times New Roman1" fo:font-size="12pt" fo:letter-spacing="normal" fo:font-style="normal" fo:font-weight="normal" officeooo:paragraph-rsid="00054bf5" style:letter-kerning="false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text-line-through-style="none" style:text-line-through-type="none" style:font-name="0" fo:font-size="10.5pt" fo:letter-spacing="normal" fo:language="en" fo:country="US" fo:font-style="normal" fo:font-weight="normal" officeooo:rsid="00058e6b" officeooo:paragraph-rsid="00054bf5" style:letter-kerning="false" style:font-size-asian="10.5pt" style:font-style-asian="normal" style:font-weight-asian="normal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  <style:text-properties fo:color="#000000" style:text-line-through-style="none" style:text-line-through-type="none" style:font-name="Times New Roman1" fo:font-size="12pt" fo:letter-spacing="normal" fo:font-style="normal" fo:font-weight="normal" officeooo:paragraph-rsid="00054bf5" style:letter-kerning="false" style:font-size-asian="12pt" style:font-style-asian="normal" style:font-weight-asian="normal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  <style:text-properties fo:color="#000000" style:text-line-through-style="none" style:text-line-through-type="none" style:font-name="Times New Roman1" fo:font-size="8pt" fo:letter-spacing="normal" fo:font-style="normal" fo:font-weight="normal" officeooo:paragraph-rsid="00054bf5" style:letter-kerning="false" style:font-size-asian="8pt" style:font-style-asian="normal" style:font-weight-asian="normal" style:font-size-complex="8pt"/>
    </style:style>
    <style:style style:name="P16" style:family="paragraph" style:parent-style-name="Standard">
      <style:paragraph-properties fo:margin-left="10.16cm" fo:margin-right="0cm" fo:margin-top="0cm" fo:margin-bottom="0.176cm" loext:contextual-spacing="false" fo:text-align="justify" style:justify-single-word="false" fo:text-indent="0.991cm" style:auto-text-indent="false"/>
      <style:text-properties fo:color="#000000" style:font-name="Times New Roman" fo:font-size="14pt" fo:language="uk" fo:country="UA" officeooo:rsid="002b6339" officeooo:paragraph-rsid="00054bf5" fo:background-color="#ffffff" style:font-size-asian="14pt" style:font-size-complex="14pt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 fo:padding="0cm" fo:border="none"/>
      <style:text-properties officeooo:paragraph-rsid="00054bf5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Times New Roman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  <style:text-properties fo:color="#000000" style:text-line-through-style="none" style:text-line-through-type="none" style:font-name="Times New Roman1" fo:font-size="8pt" fo:letter-spacing="normal" fo:font-style="normal" fo:font-weight="normal" officeooo:paragraph-rsid="00054bf5" style:letter-kerning="false" style:font-size-asian="8pt" style:font-style-asian="normal" style:font-weight-asian="normal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  <style:text-properties fo:color="#000000" style:text-line-through-style="none" style:text-line-through-type="none" style:font-name="Times New Roman1" fo:font-size="12pt" fo:letter-spacing="normal" fo:font-style="normal" fo:font-weight="normal" officeooo:paragraph-rsid="00054bf5" style:letter-kerning="false" style:font-size-asian="12pt" style:font-style-asian="normal" style:font-weight-asian="normal" style:font-size-complex="12pt"/>
    </style:style>
    <style:style style:name="T1" style:family="text">
      <style:text-properties fo:font-size="18pt" fo:font-style="italic" style:font-size-asian="18pt" style:font-style-asian="italic"/>
    </style:style>
    <style:style style:name="T2" style:family="text">
      <style:text-properties fo:font-size="16pt" fo:language="ru" fo:country="RU" fo:font-style="italic" style:font-size-asian="16pt" style:font-style-asian="italic" style:font-size-complex="16pt"/>
    </style:style>
    <style:style style:name="T3" style:family="text">
      <style:text-properties officeooo:rsid="002b6339"/>
    </style:style>
    <style:style style:name="T4" style:family="text">
      <style:text-properties officeooo:rsid="00054bf5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46ccd"/>
    </style:style>
    <style:style style:name="T7" style:family="text">
      <style:text-properties fo:color="#000000" style:text-line-through-style="none" style:text-line-through-type="none" style:font-name="Times New Roman1" fo:font-size="12pt" fo:letter-spacing="normal" fo:font-style="normal" fo:font-weight="normal" style:letter-kerning="false" style:font-size-asian="12pt" style:font-style-asian="normal" style:font-weight-asian="normal" style:font-size-complex="12pt"/>
    </style:style>
    <style:style style:name="T8" style:family="text">
      <style:text-properties fo:color="#000000" style:text-line-through-style="none" style:text-line-through-type="none" style:font-name="Times New Roman1" fo:font-size="12pt" fo:letter-spacing="normal" fo:language="ru" fo:country="RU" fo:font-style="normal" fo:font-weight="normal" style:letter-kerning="false" style:font-size-asian="12pt" style:font-style-asian="normal" style:font-weight-asian="normal" style:font-size-complex="12pt"/>
    </style:style>
    <style:style style:name="T9" style:family="text">
      <style:text-properties fo:color="#000000" style:text-line-through-style="none" style:text-line-through-type="none" style:font-name="Times New Roman1" fo:font-size="12pt" fo:letter-spacing="normal" fo:language="ru" fo:country="RU" fo:font-style="normal" fo:font-weight="normal" officeooo:rsid="000741c7" style:letter-kerning="false" style:font-size-asian="12pt" style:font-style-asian="normal" style:font-weight-asian="normal" style:font-size-complex="12pt"/>
    </style:style>
    <style:style style:name="T10" style:family="text">
      <style:text-properties style:font-name="Times New Roman1" fo:font-size="12pt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language="en" fo:country="US" officeooo:rsid="000741c7"/>
    </style:style>
    <style:style style:name="T12" style:family="text">
      <style:text-properties officeooo:rsid="000741c7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741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ТУУ«Київський політехнічний інститут»</text:p>
      <text:p text:style-name="P1">Фізико-технічний інститут</text:p>
      <text:p text:style-name="P2"/>
      <text:p text:style-name="P2"/>
      <text:p text:style-name="P2"/>
      <text:p text:style-name="P2"/>
      <text:p text:style-name="P2"/>
      <text:p text:style-name="P3"><text:span text:style-name="T1"><text:s/></text:span><text:span text:style-name="T2">КРИПТОГРАФІЯ</text:span></text:p>
      <text:p text:style-name="P4">КОМП’ЮТЕРНИЙ ПРАКТИКУМ No<text:span text:style-name="T4">3</text:span></text:p>
      <text:p text:style-name="P11">Криптоаналіз афінної біграмної підстанов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икона<text:span text:style-name="T12">в</text:span>: </text:p>
      <text:p text:style-name="P16">_______________________</text:p>
      <text:p text:style-name="P16"/>
      <text:p text:style-name="P16"/>
      <text:p text:style-name="P16"/>
      <text:p text:style-name="P7"><text:soft-page-break/>Мета <text:span text:style-name="T5">роботи</text:span>:</text:p>
      <text:p text:style-name="P12">Набуття навичок частотного аналізу на прикладі розкриття моноалфавітної <text:span text:style-name="T6">підстановки; опанування прийомами роботи в модулярній арифметиці.</text:span></text:p>
      <text:p text:style-name="P6"/>
      <text:p text:style-name="P5">Завдання:</text:p>
      <text:p text:style-name="P13"><text:span text:style-name="Source_20_Text"><text:span text:style-name="T10">1. Реалізувати підпрограми із необхідними математичними операціями:</text:span></text:span></text:p>
      <text:p text:style-name="P13"><text:span text:style-name="Source_20_Text"><text:span text:style-name="T10">обчисленням оберненого елементу за модулем із використанням розширеного</text:span></text:span></text:p>
      <text:p text:style-name="P13"><text:span text:style-name="Source_20_Text"><text:span text:style-name="T10">алгоритму</text:span></text:span></text:p>
      <text:p text:style-name="P13"><text:span text:style-name="Source_20_Text"><text:span text:style-name="T10">Евкліда, розв’язуванням лінійних порівнянь. При розв’язуванні порівнянь потрібно</text:span></text:span></text:p>
      <text:p text:style-name="P13"><text:span text:style-name="Source_20_Text"><text:span text:style-name="T10">коректно обробляти випадок із декількома розв’язками, повертаючи їх усі.</text:span></text:span></text:p>
      <text:p text:style-name="P13"><text:span text:style-name="Source_20_Text"><text:span text:style-name="T10">2. За допомогою програми обчислення частот біграм, яка написана в ході</text:span></text:span></text:p>
      <text:p text:style-name="P13"><text:span text:style-name="Source_20_Text"><text:span text:style-name="T10">виконання комп’ютерного практикуму No1, знайти 5 найчастіших біграм</text:span></text:span></text:p>
      <text:p text:style-name="P13"><text:span text:style-name="Source_20_Text"><text:span text:style-name="T10">запропонованого</text:span></text:span></text:p>
      <text:p text:style-name="P13"><text:span text:style-name="Source_20_Text"><text:span text:style-name="T10">шифртексту (за варіантом).</text:span></text:span></text:p>
      <text:p text:style-name="P13"><text:span text:style-name="Source_20_Text"><text:span text:style-name="T10">3. Перебрати можливі варіанти співставлення частих біграм мови та частих біграм</text:span></text:span></text:p>
      <text:p text:style-name="P13"><text:span text:style-name="Source_20_Text"><text:span text:style-name="T10">шифртексту (розглядаючи пари біграм із п’яти найчастіших). Для кожного</text:span></text:span></text:p>
      <text:p text:style-name="P13"><text:span text:style-name="Source_20_Text"><text:span text:style-name="T10">співставлення</text:span></text:span></text:p>
      <text:p text:style-name="P13"><text:span text:style-name="Source_20_Text"><text:span text:style-name="T10">знайти можливі кандидати на ключ ( a, b ) шляхом розв’язання системи (1).</text:span></text:span></text:p>
      <text:p text:style-name="P13"><text:span text:style-name="Source_20_Text"><text:span text:style-name="T10">4. Для кожного кандидата на ключ дешифрувати шифртекст. Якщо шифртекст не є</text:span></text:span></text:p>
      <text:p text:style-name="P13"><text:span text:style-name="Source_20_Text"><text:span text:style-name="T10">змістовним текстом російською мовою, відкинути цього кандидата.</text:span></text:span></text:p>
      <text:p text:style-name="P13"><text:span text:style-name="Source_20_Text"><text:span text:style-name="T10">5. Повторювати дії 3-4 доти, доки дешифрований текст не буде змістовним.</text:span></text:span></text:p>
      <text:p text:style-name="P14">Варіант: <text:span text:style-name="T14">23</text:span></text:p>
      <text:p text:style-name="P14">П’ять найчастіших біграм шифртексту:</text:p>
      <text:p text:style-name="P18">"рх","ну","уд","уо","до",</text:p>
      <text:p text:style-name="P12"/>
      <text:p text:style-name="P14">Опис роботи автоматичного розпізнавача російської мови:</text:p>
      <text:p text:style-name="P17"><text:span text:style-name="T7">перевіряє частоти двух найчастіших літер(о, </text:span><text:span text:style-name="T9">е</text:span><text:span text:style-name="T7">)</text:span></text:p>
      <text:p text:style-name="P14">Шифрований текст:</text:p>
      <text:p text:style-name="P15">дплргшрщзчфуилшччьолрхсжфпцнбтйяэзьзншпзвлплщуфонубинптщьаьчжлсзбцдщзчпжйргбсхфэчвездусззлгудудуэедх</text:p>
      <text:p text:style-name="P15">тярхездуежшзфхшуфхцппшлхтрфхюхдпшгташкнжрэокфхшруздуушлушудойгтфдхуртзлефунптщзчжлдщвзоюэтфхфлаэзону</text:p>
      <text:p text:style-name="P15">згтфйинпшэеьщлрбнладнптщзчщуьлдщзчшгуомээаээзээябрипьеуггбилцчбжрщэнзуфонубиязйэщйбиэхфчугвздуокйрыю</text:p>
      <text:p text:style-name="P15">бдбжикамэрцэьгфхнхзшщюбжллжзщэйхщхзлмхизязеэцэпжлряхщхбрьгбрцэтщфпяхпхвуобзэргллрчугвздуфущухлфетжэр</text:p>
      <text:p text:style-name="P15">рэоьейпжнуежлонусуфуцарголжчцлжбккеяолбтплщущэвмфхнджбглюлпблющзгнчоргзчдозэргфуруюдрхыедхфудоррлойя</text:p>
      <text:p text:style-name="P15">окзчфхчявчшжочбяелуэпжхпзядхсехескпзспщйбжсзтэрщаоргллрчугзягужблтжбэрзлчзлгуофхяхщщипугдвпладеьчрвм</text:p>
      <text:p text:style-name="P15">ьруозчгунмбяпвокрщеэрящлиршкшлбруоежжзядоюшэьчсздхфоглупшгчоцхоюьчышйькхдхамфжуобтдхюххескйрзунхюлфх</text:p>
      <text:p text:style-name="P15">цупонубтргфужбзэщзнубжрхолырвмьрсодуькйрээялжэбжщюуосоумьчюхлхжлнучэрщбтргщхчьяойзплцупрзэккпзнуожщю</text:p>
      <text:p text:style-name="P15">уожбаоргсоумоаипшгпшцумзаохйрхолхкнжрэгнэрлуцьугеяежмпзчжлеюсуугпшйчсохэсууггбхлрхвуппщйвонудщеэсюмг</text:p>
      <text:p text:style-name="P15">тфлэдцжвйялзьудоллрчугнжрхолчэцкнжмпхврхькшгипщйчвюлщудочонучвокнжзумздоиеызмбаоугллхкпзрбчмжфихгуфл</text:p>
      <text:p text:style-name="P15">цлхбэтээфцйчгбяйоаячшувумлурргрхплхехкфхнуюэшгргшекбамшэфцчвцчэтрхэефбккрггбниподеуггбилрхязурнийрдц</text:p>
      <text:p text:style-name="P15">мгглдоээзуюржевшйржеяейицуьлнгюужехлэрээйрдцщзчэшкфхсзвэвзихелызфлсуяззюзээянюэрцпьчээпжхуэйбжрхолыр</text:p>
      <text:p text:style-name="P15">зэмгтфлзжзвчеюжфбэоаьчжлльдэыюпздлмуэгцншэеьпщзчфуилцумзрхыглздумзсзжебжээзэдщщюмефуцхбжлзфуубпжээйч</text:p>
      <text:p text:style-name="P15">аоухрээяюлщудочонушяячаонушлжэпжшэщзнунптщеягудхьлвяаэшэьгбрцныврхплжбьгзчгхфэяисзжерхыеокзчфхчявчцл</text:p>
      <text:p text:style-name="P15">фуслюэсобрьесзвяугжздофхеьзшллчяэзьздуькйрылоьйиилуонуэяьлрхгщзчфуилеьлзюлщудоронуалькйчшэщзугвздхур</text:p>
      <text:p text:style-name="P15">хэпжнущгьчипячгбяйгбвмшгугллэуюлщудочонучвфуфхмлябтщээфцглвуфбдцглхкйрзуслсзтэртугллчгашпбуозмвзплих</text:p>
      <text:p text:style-name="P15">доикюзфлккнжлнылфуьздхикшгпиелчэвоцлэзьзшпьгкгзчаьгхбжаооеячмээлэглонжьрьтэлеьлзокшлйэллнусзрлсзгуцх</text:p>
      <text:p text:style-name="P15">юлндпонжвудоеяфлзбйчфбзозчжлхеезфэдвлшаопбнжрхэуилгхидрхвхкхюопжфпчоцхпладзуфуязхчугшгцпзэзэхзеэйчфе</text:p>
      <text:p text:style-name="P15">кхгхмхурвзшпшгюуфуьзязруячшярхпжцпушнлизязеэзэпжлряхщхбрьгбрзэтщфпяхпххуфхяупзфлглгбшчцпежвонудщллжб</text:p>
      <text:p text:style-name="P15">зчмпвмрщйчшууэнюзудоюизбффчябашэзудоюигушулуфмыпцкгбккфплззухзжзцрчззулзфуфлщхгхэулуезндгуьабжеэшклу</text:p>
      <text:p text:style-name="P15">плгхцунхдсшуыжфпчосзеэьгжзчрдцдвмайчугшгцпьгжбтцшэглйрьтккфхнурусефбккюзфлячгбяйьггбнирхязурнихунуйр</text:p>
      <text:p text:style-name="P15">дцмгюзфлглупфмшгюизуеэзэбжрщгхрузлядйяцкцкфхфлокйрзуслябтщшгэглльшрщдхеэффзэьчгуадгуюлвескгбэрюоежшу</text:p>
      <text:p text:style-name="P15">адгумзгхгхежуоылямфпгцоашуфьйидлядбтрузлядйяихфлдэюурхшумзлзруьпйчнжлзцхядйяжкфхнуэзчлвхбждвгуюззужб</text:p>
      <text:p text:style-name="P15">пшщуоэдврузлугеурхлнэнцпьгхеезэгвзомгхдудусзуэлвчопзшзаэлвлюйчшзпзвэюшффзэщзйкзчжлшцежйиязбфнлпщпзкл</text:p>
      <text:p text:style-name="P15">ргзчамшэзудокфйчнуищпзклоклуплгхцунхаонжмоамеуаклудомпбтцчэтщзялдхымтллгжзюлчвькышдвдоьлцляайчжлдгхл</text:p>
      <text:p text:style-name="P15">жэглчвмхихщуидмоамрщшпщцчохзрузлугшчшудувэзшюшьдгбузьюзяаолудошгртргькнжээзянптщйрсбеьзгсщбявэвофцяч</text:p>
      <text:p text:style-name="P15">рукбипрхгуфзуедоеявцяирхлзьзокьакгдонуцхцашуспрэдщюуцшйьщуидмоаоеэшгвзсзсэнжмарголрздунужбзчаоызэзчм</text:p>
      <text:p text:style-name="P15">жфяжзудоргжздугзчэрщцкгбьчвхткпздчвхдплоччнзлеюоаодофхиэлвнужбзчихозошозлегушуйьекпзурккпздчвхдпапйя</text:p>
      <text:p text:style-name="P15">бжкгжзпзиллзцчзшрщтфзэлоэяэзшзсдихфзфлгчфрбялздулзмбвщежнужбзчнжээсуугуонжрхжбнюфлзгцклулхжбэрдоьгюз</text:p>
      <text:p text:style-name="P15">флбжхзшпщццпзлеэячпжзлсзбэташупэйзфхсщшгпбвачоцпзлеэмпрежэьгцпжбцкйрщудоыльзлчоьшпшэзудоепюрашяиеэлз</text:p>
      <text:p text:style-name="P15">люйчцпйямхыкпзуршэьчжбфцргцпжзюякфоздуупцкьасойиилгупрьгжзвхбшфхцшлллзкфсздозузуцчфуюлрхюзмгшулгбрмг</text:p>
      <text:p text:style-name="P15">гушулурувгбрипхзжкзчюзвэывфхмлцчьчнжлзфлнздуячозихзллзфушулемоюурхаосзухгхрхнужбзчгшаопбйзжбэрдоьгбя</text:p>
      <text:p text:style-name="P15">злидбжцэцкаонжмашужбэрдоьгюзфлсулзекгбшэзчмпвздугщзусзоэшгмбвщяиэгуофетунпйчядхеезфэдвязлоипхэзчжллш</text:p>
      <text:p text:style-name="P15">аопбдвлзруьпамзозкфхнудумпргээшгворщшгамгхдомшфхвуцьмпфмьлспзшаопбдвдоллщухлядмхмхлмфжгбяудокючочваш</text:p>
      <text:p text:style-name="P15">зяфлжбэрдоьгбягхидбжпущщшгпбмпжзьзвеокшчмхооюшдвшуамышфхмщзчьрсбдонущйсбтхдуэедхфчугллэхсднукрпиэзле</text:p>
      <text:p text:style-name="P15">фуоздояхеэьгозфхжпзмвегхидчэялжбзчмпшкшлэтвоылапфмйихзээушшуфлгупрзэмежэдзпсшудухещхщуактзжгжзвхяюхз</text:p>
      <text:p text:style-name="P15">крмпнудньчугаоюшмзчэрщцкмпргипуемзжбффвэяизбйчжзрэвеоюкфндфушулемоышлуфзэзщайчшггушуйьсуаклунуилфелу</text:p>
      <text:p text:style-name="P15"><text:soft-page-break/>дошгртрхьуфьщужбшгйрчоылзчвхадзумгпзчяокшлльишглжэюшнждоцхнрипзэеьяллгруашсзлзжбсуьузлрудппшзлдщышшу</text:p>
      <text:p text:style-name="P15">июкффлгушуфхюфлтцхжлгхдщеэшгфушпэрлзмгпзчягупрйчэзвофхнууэюкшлэуилзлцчумфпхзчмфпхзкбмгщюеььчфеклушрщ</text:p>
      <text:p text:style-name="P15">дхкрпбшгтзрхвхолдоцпцкцкфхдплоччцлеэшкгбьчвхгхнубмлюдхядфэбжжбнюлзоакгдонуьзпзяпргдвсхщудоглщчвхщушг</text:p>
      <text:p text:style-name="P15">гхязцхядцуюзялцуюзшэккеэлозуэрбялздуьзькышдвдонуеэеецчугшгцпмоаоцкфпщюшэщзлшаопбнжеэрхэуилгчрэбжрщщу</text:p>
      <text:p text:style-name="P15">жбйрфпсхядйяьумщьашурхдоикдзцшвойчкбрылрфпмзрчугяибхцложшэчойгсидщщюкфндячлзэздкшэщзруцьашргцпнуцчбж</text:p>
      <text:p text:style-name="P15">жбкфрхрлюодвжбчмзлсханчвйямхвхдолудььдгбсмыпюуцшйьшуйрфлюлбмфхядмгщхвузуцчюзхеанхзльсзязоэвзкфшкышцп</text:p>
      <text:p text:style-name="P15">окпллххузэрхцудушпшгшклулуоздонуаозуплэзадзурхфуюзеэзэшкячьгфуюодвффсеззблчбпжячщуцхльэуилхашуэеажцс</text:p>
      <text:p text:style-name="P15">жлщаячипфхфэвоглмоцкфсшулерхфуюзеэьчядшунфсзсдышаопбнжжбэрашффзэшгшкышцпокплжзфбнжуорщеэшкячьгфуюодв</text:p>
      <text:p text:style-name="P15">мзффсеззшпшгвовздозкпзязчшаопблвфьткфпщюшэщггбещгхдугхжлсззлмхбтжпхэйчяжщхюобтчлжззляуибыюпиелэуыяяд</text:p>
      <text:p text:style-name="P15">фхфэвоглыадщшгртйрчомоцкпзязфггхдоээшкфпсурхрхдоикмпэждухелшаопбнжчбзэоеичгулеежшзфхшужеюлвещудудхжб</text:p>
      <text:p text:style-name="P15">эрашффзэщзюоюуозндфуфхмлщуьдгбнлеэухдотфлрьгцпжзьзнужбзчаонжмоллфзоэцкфпщючожбэрипдпйчжлщггбловздохэ</text:p>
      <text:p text:style-name="P15">шкфпсурхээауйэшгзэглэзшюяляуибыюшэывшпшгблчбпжглльчлшпшээяюлдосбцпйярхоохуугуорхихфлщхвцывдщшгцклуьк</text:p>
      <text:p text:style-name="P15">тзтэшкячцпнуугуошэцсшуугцклувурчозымншльзуэеаждйиыжгртйрмптщпбффьуцуадезмпежшэгцуохуилшбффихфлщхтчес</text:p>
      <text:p text:style-name="P15">жлюлльчлшпшээяюлеэрхвллхгчнуялчяэеаждйиынощюэрцппшеэмгщцгхеэкффзфлнуюырщфхуллкзчвхьлигфздоцкшлахьлтк</text:p>
      <text:p text:style-name="P15">шлахьлзлцчшэккфпмацпмзгхбжрщпбжфжпрововорщдхбжикшлчпшгдущуиемовзмззлфьаосзаэнлашнжлвнужбзчкфюшйиухгч</text:p>
      <text:p text:style-name="P15">дгдщллфзфлшунуугуошэккпзфзоэамыпвммэффцхрхдщеэдйхурхадзудооуоэшкячцпячьааяблчбюкфпмампшуадгуфьщузлиэ</text:p>
      <text:p text:style-name="P15">бттфрхухуоуозчпжвзпшаопбвзфьщуаорлвешужкгбэршпшгнжаорлвепоьазувхяюэтаоцллзжбьгмпхэвзьдгбфуфечлзлашнж</text:p>
      <text:p text:style-name="P15">лваосзкбьгзууохуцшйьжлисшувфнубэшгцпвздумхбшюшдвэгюфюифьщурчвзиллзрчэзлгипушежвуфьжлбжгушулуумыпцкпз</text:p>
      <text:p text:style-name="P15">дчмхихзуцхфумхзлючячсуоэжфрхбэюуоэээпжээсоцэмеэечэмпйядсшухчфямлдщфпфмшгмшлудошгдвзэжлобячаэфцьчугщз</text:p>
      <text:p text:style-name="P15">рхфуюзеэюшнжуонлцчисшуэжьчэзьухюзуфьщувурбуоабфффхмлядйяргагьчжлдщллборщтфюшфпьуцхоэрщеэташупэрщнжзб</text:p>
      <text:p text:style-name="P15">пжзчгуцчрлхкшлльозюггушуйьэудакгдонуцхгчумвкюзлзоэфжокшлсздощздуюгипушнжикйрьляергипушнжшчухдоеийх</text:p>
      <text:p text:style-name="P14">Розшифрований текст:</text:p>
      <text:p text:style-name="P15"/>
      <text:p text:style-name="P15">владыкогосподиуслышинасмолящихсятебеукреписилоютвоеюблагочестивейшегосамодержавнейшеговеликогогосударянашегоимператораалександрапавловичапомяниправдуегоикротостьвоздаждьемупоблагостиегоеюжехранитнытвойвозлюбленныйизраильблагословиегосоветыначинанияиделаутвердивсемогущноютвоеюдесницеюцарствоегоиподаждьемупобедунаврагаякожемоисеюнаамаликагедеонунамадиамаидавидунаголиафасохранивоинствоегоположилукмедянмышцамвоимятвоеополчившихсяипрепояшиихсилоюнабраньприимиоружиеищитивосстанивпомощьнашудапостыдятсяипосрамятсямыслящийнамзлаядабудутпредлицемверноготивоинстваякопрахпредлицемветраиангелтвойсильныйдабудетоскорбляяйипогоняяйихдаприидетимсетьюженесведаютиихловитваюжесокрышадаобыметихдападутподногамирабовтвоихивпопраниевоемнашимдабудутгосподинеизнеможетутебеспасативомногихивмалыхтыесибогданепревозможетпротивутебечеловекбожеотецнашихпомянищедротытвояимилостияжеотвекасутьнеотвержинасотлицатвоегонижевозгнушайсянедостоинствомнашимнопомилуйнасповелицеймилоститвоейипомножествущедроттвоихпрезрибеззаконияигрехинашасердцечистосозиждивнасидухправобновивоутробенашейвсехнасукрепивероювтяутвердинадеждоюодушевиистинноюдругкодругулюбовиювооружиединодушиемнаправедноезащищениеодержанияежедалесинамиотцемнашимданевознесетсяжезлнечестивыхнажребийосвященныхгосподибоженашвнегожеверуеминанегожеуповаемнепосраминасотчаяниямилоститвоеяисотворизнамениевоблагоякодавидятненавидящийнасиправославнуюверунашуипосрамятсяипогибнутидауведятвсестраныякоимятебегосподьимылюдиетвоиявинамгосподинынемилостьтвоюиспасениетвоедаждьнамвозвеселисердцерабовтвоихомилоститвоейпоразиврагинашиисокрушиихподногиверныхтвоихвскоретыбоесизаступлениепомощьипобедауповающимнатяитебеславувоссылаемотцуисынуисвятомудухуинынеиприсноивовекивековаминьвтомсостояниираскрытостидушевнойвкоторомнаходиласьнаташаэтамолитвасильноподействовалананееонаслушалакаждоесловоопобедемоисеянаамаликаигедеонанамадиамаидавиданаголиафаиоразорениииерусалиматвоегоипросилабогастойнежностьюиразмягченностьюкотороюбылопереполненоеесердценонепонималахорошенькоочемонапросилабогавэтоймолитвеонавсейдушойучаствовалавпрошенииодухеправомобукреплениисердцавероюнадеждоюиовоодушевленииихлюбовьюноонанемогламолитьсяопопранииподногивраговсвоихкогдаоназанесколькоминутпередэтимтолькожелалаиметьихбольшечтобылюбитьихмолитьсязанихноонатоженемогласомневатьсявправотечитаемойколенопреклонноймолитвыонаощущалавдушесвоейблагоговейныйитрепетныйужаспереднаказаниемпостигшимлюдейзаихгрехиивособенностизасвоигрехиипросилабогаотомчтобыонпростилихвсехиееидалбыимвсемиейспокойствияисчастиявжизнииейказалосьчтобогслышитеемолитвустогоднякакпьеруезжаяотростовыхивспоминаяблагодарныйвзгляднаташисмотрелнакометустоявшуюнанебеипочувствовалчтодлянегооткрылосьчтотоновоевечномучившийеговопросотщетеибезумностивсегоземногопересталпредставлятьсяемуэтотстрашныйвопросзачемкчемукоторыйпреждепредставлялсяемувсерединевсякогозанятиятеперьзаменилсядлянегонедругимвопросоминеответомнапрежнийвопросапредставлениемееслышаллионисамливелничтожныеразговорычиталлионилиузнавалпроподлостьибессмысленностьлюдскуюоннеужасалсякакпрежденеспрашивалсебяизчегохлопочутлюдикогдавсетаккраткоинеизвестноновспоминалеевтомвидевкоторомонвиделеевпоследнийразивсесомненияегоисчезалинепотомучтоонаотвечаланавопросыкоторыепредставлялисьемунопотомучтопредставлениеонейпереносилоегомгновенновдругуюсветлуюобластьдушевнойдеятельностивкоторойнемоглобытьправогоиливиноватоговобластькрасотыилюбвидлякоторойстоиложитькакаябымерзостьжитейскаянипредставляласьемуонговорилсебенуипускайтакойтообокралгосударствоицаряагосударствоицарьвоздаютемупочестиаонавчераулыбнуласьмнеипросилаприехатьиялюблюееиниктоникогданеузнаетэтогодумалонпьервсетакжеездилвобществотакжемногопиливелтужепразднуюирассеяннуюжизньпотомучтокрометехчасовкоторыеонпроводилуростовыхнадобылопроводитьиостальноевремяипривычкиизнакомствасделанныеимвмосквенепреодолимовлеклиегоктойжизникотораязахватилаегоновпоследнеевремякогдастеатравойныприходиливсеболееиболеетревожныеслухиикогдаздоровьенаташисталопоправлятьсяионапересталавозбуждатьвнемпрежнеечувствобережливойжалостиимсталоовладеватьболееиболеенепонятноедлянегобеспокойствоончувствовалчтотоположениевкоторомоннаходилсянемоглопродолжатьсядолгочтонаступаеткатастрофадолженствующаяизменитьвсюегожизньиснетерпениемотыскивалвовсемпризнакиэтойприближающейсякатастрофыпьерубылооткрытооднимизбратьевмасоновследующеевыведенноеизапокалипсисаиоаннабогословапророчествоотносительнонаполеонанаписавпоэтойазбукецифрамисловавыходитчтосуммаэтихчиселравнатиичтопоэтомунаполеонестьтотзверьокоторомпредсказановапокалипсисекрометогонаписавпоэтойжеазбукесловатоестьпределкоторыйбылположензверюглаголативеликаихульнасуммаэтихчиселизображающихопятьравнатиизчеговыходитчтопределвластинаполеонанаступилвмгодувкоторомфранцузскомуимператоруминулогодапредсказаниеэтооченьпоразилопьераиончастозадавалсебевопросотомчтоименноположитпределвластизверятоестьнаполеонаинаоснованиитехжеизображенийсловцифрамиивычислениямистаралсянайтиответназанимавшийеговопроспьернаписалвответенаэтотвопросонсчелбуквыносуммацифрвыходилагораздобольшеилименьшетиодинраззанимаясьэтимивычислениямионнаписалсвоеимясуммацифртожедалеконевышлаонизмениворфографиюпоставиввместоприбавилприбавиливсенеполучалжелаемогорезультататогдаемупришловголовучтоежелибыответнаискомыйвопросизаключалсявегоименитовответенепременнобылабыназванаегонациональностьоннаписалисочтяцифрыполучилтолькобылолишнихозначаететосамоеекотороебылооткинутовпередсловомоткинувточнотакжехотяинеправильноепьерполучилискомыйответравноетиоткрытиеэтовзволновалоегокаккакойсвязьюбылонсоединенстемвеликимсобытиемкотороебылопредсказановапокалипсисеоннезналнооннинаминутунеусумнилсявэтойсвязиеголюбовькростовойантихристнашествиенаполеонакометаивсеэтовместедолжнобылосозретьразразитьсяивывестиегоизтогозаколдованногоничтожногомирамосковскихпривычеквкоторыхончувствовалсебяплененнымипривестиегоквеликомуподвигуивеликомусчастиюаа</text:p>
      <text:p text:style-name="P14">Ключ: a = 735, b = 300</text:p>
      <text:p text:style-name="P14"/>
      <text:p text:style-name="P14"/>
      <text:p text:style-name="P14"/>
      <text:p text:style-name="P14"><text:soft-page-break/>Висновок: </text:p>
      <text:p text:style-name="P17"><text:span text:style-name="T7">В даному лабораторному практикумі </text:span><text:span text:style-name="T9">я набув</text:span><text:span text:style-name="T7"> навичок частотного аналізу на прикладі розкриття моноалфавітної підстановки, отрима</text:span><text:span text:style-name="T9">в</text:span><text:span text:style-name="T7"> практичні навички у частотному криптоаналізі та опанува</text:span><text:span text:style-name="T9">в</text:span><text:span text:style-name="T7"> прийоми роботи в модулярній арифметиці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0-26T21:48:26.755000000</dc:date>
    <meta:editing-duration>PT19M50S</meta:editing-duration>
    <meta:editing-cycles>4</meta:editing-cycles>
    <meta:document-statistic meta:table-count="0" meta:image-count="0" meta:object-count="0" meta:page-count="4" meta:paragraph-count="96" meta:word-count="275" meta:character-count="13353" meta:non-whitespace-character-count="13170"/>
  </office:meta>
</office:document-meta>
</file>